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ff3333"/>
    </style:style>
    <style:style style:name="P3" style:family="paragraph" style:parent-style-name="Standard" style:list-style-name="L1">
      <style:text-properties fo:color="#ff3333" fo:background-color="#00ccff"/>
    </style:style>
    <style:style style:name="P4" style:family="paragraph" style:parent-style-name="Standard" style:list-style-name="L1">
      <style:text-properties fo:color="#ff3333" fo:background-color="#ccff00"/>
    </style:style>
    <style:style style:name="P5" style:family="paragraph" style:parent-style-name="Standard" style:list-style-name="L1">
      <style:text-properties fo:background-color="#ff33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50560983151742756" text:style-name="L1">
        <text:list-item>
          <text:p text:style-name="P2">Acueil</text:p>
          <text:list>
            <text:list-item>
              <text:p text:style-name="P2">réception commande</text:p>
            </text:list-item>
            <text:list-item>
              <text:p text:style-name="P2">recherche</text:p>
              <text:list>
                <text:list-item>
                  <text:p text:style-name="P3">modification commande </text:p>
                  <text:list>
                    <text:list-item>
                      <text:p text:style-name="P4">ouvrage</text:p>
                    </text:list-item>
                    <text:list-item>
                      <text:p text:style-name="P1">deroulement</text:p>
                      <text:list>
                        <text:list-item>
                          <text:p text:style-name="P1">validation etap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planning</text:p>
              <text:list>
                <text:list-item>
                  <text:p text:style-name="P3">modification commande</text:p>
                </text:list-item>
                <text:list-item>
                  <text:p text:style-name="P1">modification serie</text:p>
                </text:list-item>
              </text:list>
            </text:list-item>
            <text:list-item>
              <text:p text:style-name="P1">ajout client</text:p>
              <text:list>
                <text:list-item>
                  <text:p text:style-name="P5">parcourir (parametre base client)</text:p>
                </text:list-item>
              </text:list>
            </text:list-item>
            <text:list-item>
              <text:p text:style-name="P1">parametre</text:p>
              <text:list>
                <text:list-item>
                  <text:p text:style-name="P5">base client (excel)</text:p>
                </text:list-item>
                <text:list-item>
                  <text:p text:style-name="P1">attente</text:p>
                  <text:list>
                    <text:list-item>
                      <text:p text:style-name="P1">ajout</text:p>
                    </text:list-item>
                    <text:list-item>
                      <text:p text:style-name="P1">modification</text:p>
                    </text:list-item>
                  </text:list>
                </text:list-item>
                <text:list-item>
                  <text:p text:style-name="P1">type fab</text:p>
                  <text:list>
                    <text:list-item>
                      <text:p text:style-name="P1">ajout</text:p>
                    </text:list-item>
                    <text:list-item>
                      <text:p text:style-name="P1">modificatiom</text:p>
                    </text:list-item>
                  </text:list>
                </text:list-item>
                <text:list-item>
                  <text:p text:style-name="P1">etat serie</text:p>
                  <text:list>
                    <text:list-item>
                      <text:p text:style-name="P1">ajout </text:p>
                    </text:list-item>
                    <text:list-item>
                      <text:p text:style-name="P1">modification</text:p>
                    </text:list-item>
                  </text:list>
                </text:list-item>
                <text:list-item>
                  <text:p text:style-name="P1">serveur</text:p>
                  <text:list>
                    <text:list-item>
                      <text:p text:style-name="P1">adresse</text:p>
                    </text:list-item>
                    <text:list-item>
                      <text:p text:style-name="P1">port</text:p>
                    </text:list-item>
                  </text:list>
                </text:list-item>
              </text:list>
            </text:list-item>
            <text:list-item>
              <text:p text:style-name="P1">series</text:p>
              <text:list>
                <text:list-item>
                  <text:p text:style-name="P1">création</text:p>
                </text:list-item>
                <text:list-item>
                  <text:p text:style-name="P1">modification</text:p>
                </text:list-item>
              </text:list>
            </text:list-item>
            <text:list-item>
              <text:p text:style-name="P4">ouvrage</text:p>
              <text:list>
                <text:list-item>
                  <text:p text:style-name="P2">création</text:p>
                </text:list-item>
                <text:list-item>
                  <text:p text:style-name="P2">modification</text:p>
                </text:list-item>
              </text:list>
              <text:p text:style-name="P2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1:55:50.80</meta:creation-date>
    <dc:date>2014-03-07T22:44:50.87</dc:date>
    <meta:editing-duration>P3DT11H57M17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32" meta:word-count="77" meta:character-count="389"/>
  </office:meta>
</office:document-meta>
</file>